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33cm"/>
    </style:style>
    <style:style style:name="co3" style:family="table-column">
      <style:table-column-properties fo:break-before="auto" style:column-width="4.355cm"/>
    </style:style>
    <style:style style:name="co4" style:family="table-column">
      <style:table-column-properties fo:break-before="auto" style:column-width="4.189cm"/>
    </style:style>
    <style:style style:name="co5" style:family="table-column">
      <style:table-column-properties fo:break-before="auto" style:column-width="10.433cm"/>
    </style:style>
    <style:style style:name="co6" style:family="table-column">
      <style:table-column-properties fo:break-before="auto" style:column-width="3.69cm"/>
    </style:style>
    <style:style style:name="co7" style:family="table-column">
      <style:table-column-properties fo:break-before="auto" style:column-width="5.216cm"/>
    </style:style>
    <style:style style:name="co8" style:family="table-column">
      <style:table-column-properties fo:break-before="auto" style:column-width="9.324cm"/>
    </style:style>
    <style:style style:name="co9" style:family="table-column">
      <style:table-column-properties fo:break-before="auto" style:column-width="3.745cm"/>
    </style:style>
    <style:style style:name="co10" style:family="table-column">
      <style:table-column-properties fo:break-before="auto" style:column-width="3.44cm"/>
    </style:style>
    <style:style style:name="co11" style:family="table-column">
      <style:table-column-properties fo:break-before="auto" style:column-width="5.244cm"/>
    </style:style>
    <style:style style:name="co12" style:family="table-column">
      <style:table-column-properties fo:break-before="auto" style:column-width="3.2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fo:background-color="transparent"/>
      <style:text-properties fo:color="#000000" style:text-outline="false" style:text-line-through-style="none" style:font-name="MS Sans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Sans Serif" style:font-size-asian="10pt" style:language-asian="en" style:country-asian="US" style:font-style-asian="normal" style:font-weight-asian="normal" style:font-name-complex="MS Sans Serif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ackground-color="#ffff00"/>
    </style:style>
    <style:style style:name="ta_extref" style:family="table">
      <style:table-properties table:display="false"/>
    </style:style>
  </office:automatic-styles>
  <office:body>
    <office:spreadsheet>
      <table:table table:name="Commo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0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0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0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0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1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1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1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2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2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2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2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2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3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3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3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4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4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4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4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1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2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3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5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6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6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0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0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0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0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7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7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7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8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8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9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9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rrows-black-base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ucation-116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ucation-116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ucation-116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ucation-116d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ucation-116e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holiday-030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holiday-030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holiday-032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holiday-032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01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01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01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11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11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24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24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73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73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73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130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130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166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02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02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14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14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14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14d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108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108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108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108d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another-poppy.otp</text:p>
          </table:table-cell>
          <table:table-cell table:number-columns-repeated="4"/>
          <table:table-cell table:style-name="ce3" office:value-type="string">
            <text:p>http://art.gnome.org/backgrounds/abstract/2609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aquariu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-elegan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trus-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otion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otio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fields-of-peace.otp</text:p>
          </table:table-cell>
          <table:table-cell table:number-columns-repeated="4"/>
          <table:table-cell table:style-name="ce3"/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fresh-morning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wing-rectang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olthi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-concentratio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ish-wallpap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ebius-strip.otp</text:p>
          </table:table-cell>
          <table:table-cell table:number-columns-repeated="3"/>
          <table:table-cell office:value-type="string">
            <text:p>CC 2</text:p>
          </table:table-cell>
          <table:table-cell office:value-type="string">
            <text:p>http://art.gnome.org/backgrounds/abstract/2327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re-green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urchenko.deviantart.com/art/More-GREEN-80906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10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11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12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1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2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3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4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5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6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7.otp</text:p>
          </table:table-cell>
          <table:table-cell/>
          <table:table-cell table:style-name="ce2"/>
          <table:table-cell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8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9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sedi.otp</text:p>
          </table:table-cell>
          <table:table-cell/>
          <table:table-cell table:style-name="ce2"/>
          <table:table-cell/>
          <table:table-cell office:value-type="string">
            <text:p>CC 3</text:p>
          </table:table-cell>
          <table:table-cell office:value-type="string">
            <text:p>http://dianita89.deviantart.com/art/Sedi-60799398</text:p>
          </table:table-cell>
          <table:table-cell table:number-columns-repeated="249"/>
        </table:table-row>
        <table:table-row table:style-name="ro3">
          <table:table-cell office:value-type="string">
            <text:p>szivesoldal.otg</text:p>
          </table:table-cell>
          <table:table-cell table:number-columns-repeated="2"/>
          <table:table-cell table:style-name="ce2" office:value-type="string">
            <text:p>Barta Károly</text:p>
          </table:table-cell>
          <table:table-cell/>
          <table:table-cell office:value-type="string">
            <text:p>GPL</text:p>
          </table:table-cell>
          <table:table-cell office:value-type="string">
            <text:p>http://brtkr.extra.hu/iroda/index.html</text:p>
          </table:table-cell>
          <table:table-cell table:number-columns-repeated="249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252"/>
        </table:table-row>
        <table:table-row table:style-name="ro3" table:number-rows-repeated="11">
          <table:table-cell table:number-columns-repeated="256"/>
        </table:table-row>
        <table:table-row table:style-name="ro3" table:number-rows-repeated="7">
          <table:table-cell table:number-columns-repeated="3"/>
          <table:table-cell table:style-name="ce2"/>
          <table:table-cell table:number-columns-repeated="252"/>
        </table:table-row>
        <table:table-row table:style-name="ro3" table:number-rows-repeated="2">
          <table:table-cell table:number-columns-repeated="256"/>
        </table:table-row>
        <table:table-row table:style-name="ro3" table:number-rows-repeated="4">
          <table:table-cell table:number-columns-repeated="3"/>
          <table:table-cell table:style-name="ce2"/>
          <table:table-cell table:number-columns-repeated="252"/>
        </table:table-row>
        <table:table-row table:style-name="ro3">
          <table:table-cell table:number-columns-repeated="4"/>
          <table:table-cell table:style-name="Default"/>
          <table:table-cell table:number-columns-repeated="251"/>
        </table:table-row>
        <table:table-row table:style-name="ro3" table:number-rows-repeated="6503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English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pa_4thEd.ott</text:p>
          </table:table-cell>
          <table:table-cell/>
          <table:table-cell office:value-type="string">
            <text:p>Kirk Job-Slud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2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lassroom_schedule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rystal.ots</text:p>
          </table:table-cell>
          <table:table-cell/>
          <table:table-cell office:value-type="string">
            <text:p>R Divakar</text:p>
          </table:table-cell>
          <table:table-cell office:value-type="string">
            <text:p>qdiv@hotmail.com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assignment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referral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2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name_badge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dent_schedule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able_tent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.ott</text:p>
          </table:table-cell>
          <table:table-cell/>
          <table:table-cell office:value-type="string">
            <text:p>Matthias Ansorg</text:p>
          </table:table-cell>
          <table:table-cell office:value-type="string">
            <text:p>matthias@ansorgs.de</text:p>
          </table:table-cell>
          <table:table-cell office:value-type="string">
            <text:p>LGPL</text:p>
          </table:table-cell>
          <table:table-cell office:value-type="string">
            <text:p>http://matthias.ansorgs.de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dvloa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mcalculatio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lanceSheet1.ots</text:p>
          </table:table-cell>
          <table:table-cell/>
          <table:table-cell office:value-type="string">
            <text:p>Akshat Dave</text:p>
          </table:table-cell>
          <table:table-cell/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_Account.ots</text:p>
          </table:table-cell>
          <table:table-cell/>
          <table:table-cell office:value-type="string">
            <text:p>Dave Le Huray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.ots</text:p>
          </table:table-cell>
          <table:table-cell/>
          <table:table-cell office:value-type="string">
            <text:p>William Peak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siness_plan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Loan_Condition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Two_Years_with_Graph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eposit_Template_-_US_DOLLAR.ots</text:p>
          </table:table-cell>
          <table:table-cell/>
          <table:table-cell office:value-type="string">
            <text:p>Patrick Dunn</text:p>
          </table:table-cell>
          <table:table-cell office:value-type="string">
            <text:p><text:a xlink:href="mailto:pdunn5@gmail.com">pdunn5@gmail.com</text:a></text:p>
          </table:table-cell>
          <table:table-cell office:value-type="string">
            <text:p>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Giro_en.ott</text:p>
          </table:table-cell>
          <table:table-cell/>
          <table:table-cell office:value-type="string">
            <text:p>Kjetil Kilhavn</text:p>
          </table:table-cell>
          <table:table-cell table:number-columns-repeated="25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job_bid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251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oan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arketing_plan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251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ortgage_buster.ots</text:p>
          </table:table-cell>
          <table:table-cell/>
          <table:table-cell office:value-type="string">
            <text:p>Tom Whit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ettyCash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ortfolio_manager.ots</text:p>
          </table:table-cell>
          <table:table-cell/>
          <table:table-cell office:value-type="string">
            <text:p>David Grant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ntal_returns.ots</text:p>
          </table:table-cell>
          <table:table-cell/>
          <table:table-cell office:value-type="string">
            <text:p>Michael K. Goode</text:p>
          </table:table-cell>
          <table:table-cell office:value-type="string">
            <text:p>michael.goode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unningBudget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SalesTargets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ap1107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fidentiality_Agreement.ott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trac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Joint_ventur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maintenance_agreemen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Not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partnership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Generic.ott</text:p>
          </table:table-cell>
          <table:table-cell/>
          <table:table-cell office:value-type="string">
            <text:p>Rene Fols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ystem_maint_tmpl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/>
          <table:table-cell office:value-type="string">
            <text:p>Eva-Kathrin Rafel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eac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cyan-yellow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orang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-yellow-whit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end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/>
          <table:table-cell office:value-type="string">
            <text:p>Todd J</text:p>
          </table:table-cell>
          <table:table-cell office:value-type="string">
            <text:p><text:a xlink:href="mailto:tbone@oddj">tbone@oddj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kyLin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/>
          <table:table-cell office:value-type="string">
            <text:p>Katrin Wolf</text:p>
          </table:table-cell>
          <table:table-cell office:value-type="string">
            <text:p><text:a xlink:href="mailto:missmarple@gmx">missmarple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ras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/>
          <table:table-cell office:value-type="string">
            <text:p>David Abbott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nd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kde-files.org/index.php?xsortmode">http://kde-files.org/index.php?xsortmode</text:a>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eesy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/>
          <table:table-cell office:value-type="string">
            <text:p>Ana Flordelis Llorens</text:p>
          </table:table-cell>
          <table:table-cell office:value-type="string">
            <text:p><text:a xlink:href="mailto:aflordelis_15984@yahoo">aflordelis_15984@yahoo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/>
          <table:table-cell office:value-type="string">
            <text:p>Kris Nackaerts</text:p>
          </table:table-cell>
          <table:table-cell office:value-type="string">
            <text:p><text:a xlink:href="mailto:knackaerts@gmx">knackaerts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ltural.otp</text:p>
          </table:table-cell>
          <table:table-cell/>
          <table:table-cell office:value-type="string">
            <text:p>Pierre François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esert.otp</text:p>
          </table:table-cell>
          <table:table-cell/>
          <table:table-cell office:value-type="string">
            <text:p>Lukas A Krol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ot-print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/>
          <table:table-cell office:value-type="string">
            <text:p>shu minari</text:p>
          </table:table-cell>
          <table:table-cell office:value-type="string">
            <text:p><text:a xlink:href="mailto:foral@openoffice">foral@openoffice</text:a>.org</text:p>
          </table:table-cell>
          <table:table-cell/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<text:a xlink:href="mailto:titoferrada@hotmail">titoferrada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2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3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cyan-black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gray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medium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pur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y-green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Mosaic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leaf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/>
          <table:table-cell office:value-type="string">
            <text:p>Paula Arnandis Machi</text:p>
          </table:table-cell>
          <table:table-cell office:value-type="string">
            <text:p><text:a xlink:href="mailto:arnandis_16@hotmail">arnandis_16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/>
          <table:table-cell office:value-type="string">
            <text:p>Nobuyoshi Kikuchi</text:p>
          </table:table-cell>
          <table:table-cell office:value-type="string">
            <text:p><text:a xlink:href="mailto:letter.to.kiku@nifty">letter.to.kiku@nifty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Eva-Kathrin Rafelt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_template.otp</text:p>
          </table:table-cell>
          <table:table-cell/>
          <table:table-cell office:value-type="string">
            <text:p>Cristián Rojas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stra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/>
          <table:table-cell office:value-type="string">
            <text:p>Marco Kraus</text:p>
          </table:table-cell>
          <table:table-cell/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vi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usic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/>
          <table:table-cell office:value-type="string">
            <text:p>Andre Schnabel</text:p>
          </table:table-cell>
          <table:table-cell office:value-type="string">
            <text:p>andreschnabel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/>
          <table:table-cell office:value-type="string">
            <text:p>yngd</text:p>
          </table:table-cell>
          <table:table-cell office:value-type="string">
            <text:p><text:a xlink:href="mailto:yngd@openoffice">yngd@openoffice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/>
          <table:table-cell office:value-type="string">
            <text:p>Jonathon Coombes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Pixel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/>
          <table:table-cell office:value-type="string">
            <text:p>Natalia</text:p>
          </table:table-cell>
          <table:table-cell office:value-type="string">
            <text:p>natalieta16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2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/>
          <table:table-cell office:value-type="string">
            <text:p>Cárlisson Galdino</text:p>
          </table:table-cell>
          <table:table-cell office:value-type="string">
            <text:p><text:a xlink:href="mailto:Andarilho@javascript">Andarilho@javascript</text:a>.org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/>
          <table:table-cell office:value-type="string">
            <text:p>Josef Frühwirt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Rose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bologia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/>
          <table:table-cell office:value-type="string">
            <text:p>Dhiren Modi</text:p>
          </table:table-cell>
          <table:table-cell office:value-type="string">
            <text:p><text:a xlink:href="mailto:dmodi@UDel">dmodi@UDel</text:a>.Edu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slides_blue-penrose_nojhan.otp</text:p>
          </table:table-cell>
          <table:table-cell/>
          <table:table-cell office:value-type="string">
            <text:p>nojhan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elDesign.otp</text:p>
          </table:table-cell>
          <table:table-cell/>
          <table:table-cell office:value-type="string">
            <text:p>Leif Lodahl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ps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<text:a xlink:href="mailto:xslf@xslf">xslf@xslf</text:a>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/>
          <table:table-cell office:value-type="string">
            <text:p>Todd J</text:p>
          </table:table-cell>
          <table:table-cell office:value-type="string">
            <text:p>tbone@oddj.net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Travis Bauer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Toulumne.otp</text:p>
          </table:table-cell>
          <table:table-cell/>
          <table:table-cell office:value-type="string">
            <text:p>Lukas A Krol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/>
          <table:table-cell office:value-type="string">
            <text:p>Tom Emerson</text:p>
          </table:table-cell>
          <table:table-cell office:value-type="string">
            <text:p><text:a xlink:href="mailto:osnut@pacbell">osnut@pacbell</text:a>.net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_sky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3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3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4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5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0-20_Number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163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veryA4CDTemplate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lueHom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brochure_2pag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pg.ots</text:p>
          </table:table-cell>
          <table:table-cell office:value-type="string">
            <text:p>OpenOffice.org</text:p>
          </table:table-cell>
          <table:table-cell office:value-type="string">
            <text:p>Paul Gress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Quarterly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er.ots</text:p>
          </table:table-cell>
          <table:table-cell/>
          <table:table-cell office:value-type="string">
            <text:p>Akshat Dave</text:p>
          </table:table-cell>
          <table:table-cell office:value-type="string">
            <text:p><text:a xlink:href="mailto:akshatdave@gmail.com">akshatdave@gmail.com</text:a>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ACK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JewelCase.ott</text:p>
          </table:table-cell>
          <table:table-cell/>
          <table:table-cell office:value-type="string">
            <text:p>Arek Staron</text:p>
          </table:table-cell>
          <table:table-cell office:value-type="string">
            <text:p>4rek@poczta.onet.pl</text:p>
          </table:table-cell>
          <table:table-cell office:value-type="string">
            <text:p>LGPL or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Pressit.otg</text:p>
          </table:table-cell>
          <table:table-cell/>
          <table:table-cell office:value-type="string">
            <text:p>Johan Vromans</text:p>
          </table:table-cell>
          <table:table-cell/>
          <table:table-cell office:value-type="string">
            <text:p>PD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table:number-columns-repeated="251"/>
        </table:table-row>
        <table:table-row table:style-name="ro1">
          <table:table-cell office:value-type="string">
            <text:p>misc</text:p>
          </table:table-cell>
          <table:table-cell office:value-type="string">
            <text:p>CD_Template.otg</text:p>
          </table:table-cell>
          <table:table-cell/>
          <table:table-cell office:value-type="string">
            <text:p>Sean Mahnken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ertificate_of_appreciatio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idential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lictOfInterestNotic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ongratulations_Banner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solidation_eng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onvention_Schedule.ots</text:p>
          </table:table-cell>
          <table:table-cell/>
          <table:table-cell office:value-type="string">
            <text:p>Mike Thorn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ro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ocumentation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xcellence_award_2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xpense_Report_Template.ots</text:p>
          </table:table-cell>
          <table:table-cell/>
          <table:table-cell office:value-type="string">
            <text:p>Carter C. Biel</text:p>
          </table:table-cell>
          <table:table-cell office:value-type="string">
            <text:p>carbiel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Extra_Savings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irst_Cla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lowchart.otg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unkeCDCover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.ots</text:p>
          </table:table-cell>
          <table:table-cell/>
          <table:table-cell office:value-type="string">
            <text:p>James Haley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_011d_en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Keep_Dry_Labels_7169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Landscape_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apCharts.ots</text:p>
          </table:table-cell>
          <table:table-cell/>
          <table:table-cell office:value-type="string">
            <text:p>Svatopluk Vit</text:p>
          </table:table-cell>
          <table:table-cell office:value-type="string">
            <text:p>svatopluk.vit@seznam.cz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onth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Template.ott</text:p>
          </table:table-cell>
          <table:table-cell/>
          <table:table-cell office:value-type="string">
            <text:p>John Doe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2.ott</text:p>
          </table:table-cell>
          <table:table-cell/>
          <table:table-cell office:value-type="string">
            <text:p>Rose Dewa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New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OoCalendar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CD.otg</text:p>
          </table:table-cell>
          <table:table-cell/>
          <table:table-cell office:value-type="string">
            <text:p>Johan Vromans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letter.ott</text:p>
          </table:table-cell>
          <table:table-cell/>
          <table:table-cell office:value-type="string">
            <text:p>Michelle Williams</text:p>
          </table:table-cell>
          <table:table-cell office:value-type="string">
            <text:p>michelle@michmog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et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ricecard.ots</text:p>
          </table:table-cell>
          <table:table-cell table:number-columns-repeated="3"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rivat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Quot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Recycle_M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RepeatedMeasuresANOVA.ots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ale.otg</text:p>
          </table:table-cell>
          <table:table-cell/>
          <table:table-cell office:value-type="string">
            <text:p>Akira Matsumiya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Seed_Packets.ott</text:p>
          </table:table-cell>
          <table:table-cell/>
          <table:table-cell office:value-type="string">
            <text:p>Robin Monk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old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tatistical_calculator.ots</text:p>
          </table:table-cell>
          <table:table-cell/>
          <table:table-cell office:value-type="string">
            <text:p>David William Cowell</text:p>
          </table:table-cell>
          <table:table-cell office:value-type="string">
            <text:p>davidwcowell@hot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itle_Pag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_v07.ott</text:p>
          </table:table-cell>
          <table:table-cell/>
          <table:table-cell office:value-type="string">
            <text:p>Pavel Duda </text:p>
          </table:table-cell>
          <table:table-cell office:value-type="string">
            <text:p>ghuul@email.cz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utorial.ott</text:p>
          </table:table-cell>
          <table:table-cell/>
          <table:table-cell office:value-type="string">
            <text:p>Peter Hillier-Brook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validation_en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VHS.otg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eek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ritertemplate.ott</text:p>
          </table:table-cell>
          <table:table-cell/>
          <table:table-cell office:value-type="string">
            <text:p>Scott Car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bc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env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abel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memo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.otg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s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CG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elope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Letter2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Shee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.ott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1.ott</text:p>
          </table:table-cell>
          <table:table-cell/>
          <table:table-cell office:value-type="string">
            <text:p>Gervásio da Silva Antônio</text:p>
          </table:table-cell>
          <table:table-cell office:value-type="string">
            <text:p>gervasioantonio@openoffice.org</text:p>
          </table:table-cell>
          <table:table-cell office:value-type="string">
            <text:p>LGPL</text:p>
          </table:table-cell>
          <table:table-cell office:value-type="string">
            <text:p>http://www.broffice.org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2.ott</text:p>
          </table:table-cell>
          <table:table-cell/>
          <table:table-cell office:value-type="string">
            <text:p>Gervásio da Silva Antônio</text:p>
          </table:table-cell>
          <table:table-cell office:value-type="string">
            <text:p>gervasioantonio@openoffice.org</text:p>
          </table:table-cell>
          <table:table-cell office:value-type="string">
            <text:p>LGPL</text:p>
          </table:table-cell>
          <table:table-cell office:value-type="string">
            <text:p>http://www.broffice.org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10_envelop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business_card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fax_cov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Invoice_form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letterhead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ress_releas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urchase_ord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statement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10_envelop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business_car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fax_cov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Invoice_form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letterhea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ress_releas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urchase_ord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billing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Template.ots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Job_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s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tterhead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business_card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fax_form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file_folder_label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invoice_form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letter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mailing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return_address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shipping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astDueNotice1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astDueNotice2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ersonal_Business_Cards_A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alesinvoice.ots</text:p>
          </table:table-cell>
          <table:table-cell/>
          <table:table-cell office:value-type="string">
            <text:p>Akshat Dave</text:p>
          </table:table-cell>
          <table:table-cell office:value-type="string">
            <text:p>a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erviceTermination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mplefax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ngle_Page_Fax.ott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ttendanceCalenda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usiness_Letter.ott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orporateRepor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DailyToDo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etingFollowUp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etingPreparation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mbership_Fee_payment_status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org_chart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3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Or_Paper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oste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Weekly_Timesheet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1.ott</text:p>
          </table:table-cell>
          <table:table-cell/>
          <table:table-cell office:value-type="string">
            <text:p>Akshat Dave</text:p>
          </table:table-cell>
          <table:table-cell office:value-type="string">
            <text:p>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2.ott</text:p>
          </table:table-cell>
          <table:table-cell/>
          <table:table-cell office:value-type="string">
            <text:p>Akshat Dave</text:p>
          </table:table-cell>
          <table:table-cell office:value-type="string">
            <text:p>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3.ott</text:p>
          </table:table-cell>
          <table:table-cell/>
          <table:table-cell office:value-type="string">
            <text:p>Akshat Dave</text:p>
          </table:table-cell>
          <table:table-cell office:value-type="string">
            <text:p>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urriculum_Vitae.ott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V.ott</text:p>
          </table:table-cell>
          <table:table-cell/>
          <table:table-cell office:value-type="string">
            <text:p>Benjamin Jur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i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yreview.ott</text:p>
          </table:table-cell>
          <table:table-cell/>
          <table:table-cell office:value-type="string">
            <text:p>Bob Bevan-Jone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iarypage.ott</text:p>
          </table:table-cell>
          <table:table-cell/>
          <table:table-cell office:value-type="string">
            <text:p>Bob Bevan-Jone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ventlist.ott</text:p>
          </table:table-cell>
          <table:table-cell/>
          <table:table-cell office:value-type="string">
            <text:p>Bob Bevan-Jone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xample-resume.ott</text:p>
          </table:table-cell>
          <table:table-cell/>
          <table:table-cell office:value-type="string">
            <text:p>John Donoghue</text:p>
          </table:table-cell>
          <table:table-cell office:value-type="string">
            <text:p>john.donoghue@ieee.org</text:p>
          </table:table-cell>
          <table:table-cell office:value-type="string">
            <text:p>PD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greeting_card_kids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me_buying_estimator.ots</text:p>
          </table:table-cell>
          <table:table-cell/>
          <table:table-cell office:value-type="string">
            <text:p>Amber Karl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usehold_Budget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Job_Application.ott</text:p>
          </table:table-cell>
          <table:table-cell/>
          <table:table-cell office:value-type="string">
            <text:p>Christel Robert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onthlyBudget.ots</text:p>
          </table:table-cell>
          <table:table-cell/>
          <table:table-cell office:value-type="string">
            <text:p>Dmitri Popov</text:p>
          </table:table-cell>
          <table:table-cell office:value-type="string">
            <text:p>dmpop@open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OpenOffice_Budget_Template.ots</text:p>
          </table:table-cell>
          <table:table-cell/>
          <table:table-cell office:value-type="string">
            <text:p>Jon Sharp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ackinglist.ott</text:p>
          </table:table-cell>
          <table:table-cell/>
          <table:table-cell office:value-type="string">
            <text:p>Steven Hammond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-budget.ots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Expenses_Report_ct.ots</text:p>
          </table:table-cell>
          <table:table-cell/>
          <table:table-cell office:value-type="string">
            <text:p>Claude Tremblay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Money_Management_Template.ots</text:p>
          </table:table-cell>
          <table:table-cell/>
          <table:table-cell office:value-type="string">
            <text:p>Ronnie M. Faile Jr.</text:p>
          </table:table-cell>
          <table:table-cell/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cip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.ott</text:p>
          </table:table-cell>
          <table:table-cell/>
          <table:table-cell office:value-type="string">
            <text:p>Mridul Khan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1.1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-_Fancy.ott</text:p>
          </table:table-cell>
          <table:table-cell/>
          <table:table-cell office:value-type="string">
            <text:p>Sharon A. Koss-Morimoto</text:p>
          </table:table-cell>
          <table:table-cell office:value-type="string">
            <text:p>sharon_koss@accesstoledo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notes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ping_list_with_dropdown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udoku_blank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odo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sit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dding_planner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ly-plan.otg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_plan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ightTracker.ots</text:p>
          </table:table-cell>
          <table:table-cell table:number-columns-repeated="254"/>
        </table:table-row>
        <table:table-row table:style-name="ro1">
          <table:table-cell office:value-type="string">
            <text:p>presnt</text:p>
          </table:table-cell>
          <table:table-cell office:value-type="string">
            <text:p>Focused_Discussion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troducing_New_Product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Orangedric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RedCircle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tylis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1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2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3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4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mortization-Schedule.ots</text:p>
          </table:table-cell>
          <table:table-cell/>
          <table:table-cell table:style-name="ce2" office:value-type="string">
            <text:p>Rob Robert Wadley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ook template.ott</text:p>
          </table:table-cell>
          <table:table-cell/>
          <table:table-cell office:value-type="string">
            <text:p>Donald Adé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ialogSheetEg.ots</text:p>
          </table:table-cell>
          <table:table-cell/>
          <table:table-cell office:value-type="string">
            <text:p>Tanm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CoverLetter.ott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References.ott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Resume.ott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_Paper_CD_Cover.otg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os.ots</text:p>
          </table:table-cell>
          <table:table-cell/>
          <table:table-cell office:value-type="string">
            <text:p>Tanm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yro_rota 05b.ots</text:p>
          </table:table-cell>
          <table:table-cell/>
          <table:table-cell office:value-type="string">
            <text:p>Steve Churchill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NGray.otp</text:p>
          </table:table-cell>
          <table:table-cell/>
          <table:table-cell office:value-type="string">
            <text:p>vimalkumar velayudhan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TC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ar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5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pefruit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6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Professional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7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book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8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quares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9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logy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30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cards.ott</text:p>
          </table:table-cell>
          <table:table-cell office:value-type="string">
            <text:p>Word Automation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wordautomation.com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DVD.ott</text:p>
          </table:table-cell>
          <table:table-cell office:value-type="string">
            <text:p>Word Automation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wordautomation.com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grades.ots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heckBookRegister.ots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FBusinessLetter.ott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apothecaryBottles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48171-Resume-Template.odt</text:p>
          </table:table-cell>
          <table:table-cell/>
          <table:table-cell office:value-type="string">
            <text:p>Joel Montes de Oca</text:p>
          </table:table-cell>
          <table:table-cell table:style-name="Default"/>
          <table:table-cell office:value-type="string">
            <text:p>GPL</text:p>
          </table:table-cell>
          <table:table-cell office:value-type="string">
            <text:p>http://opentemplate.org/content/show.php/Super+Basic+Resume?content=48171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BookLabel_12_4x3-WL-OL1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ountry_book6-WL-OL1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kaledeiscope-bk-OL1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dgreen-wineWL-OL4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ine-label8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mpany-CD-Label2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mpany-CD-Label4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mpany-CD-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orever CD Label.od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Get Me Another Tie CD 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ffice-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hoto-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onnets-lullabye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tripes-in-Pink-CD-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L-OL50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L-OL50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L-OL5050.otg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L-OL5075.otg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12-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15-festival-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21-animals-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22-animals-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23-animals-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-label1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_label7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lphabetical-1-filling-label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lphabetical-2-Filling-label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lphabetical-3-Filling-label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Address3sameAvery516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AddressSameAvery516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Mailing3sameAvery5162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Mailing4sameAvery5162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MailingSame2Avery5161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MailingSameAvery5161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ReturnAddress2SameAvery5167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returnaddresssameAvery5167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text2sameAvery516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Shippingsame2Avery5164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ShippingsameAvery5164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lue-shpWL-OL1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ClasicMailingsameAvery5163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color-bars-2-filling-label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Fragile-Handle-with-Care-red-background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Fragrance 02 Address 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frame-filling-label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Gemini_label_01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ailing-Label-01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ailing_Label-Buss_with-Logo-011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ailingLabelFlowerSameAvery5163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ailing_Label-General_Theme_01-WL-OL1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apple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flower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fruits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ressbasket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rose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yellow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SeasonsShipping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ShippinglabelSameAvery5164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Shipping-std-design3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Shipping-std-design9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business_indebtedness_schedule.ots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<text:a xlink:href="http://extensions.services.openoffice.org/project/license/950">http://extensions.services.openoffice.org/project/license/950</text:a>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business_trip_budget.ots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marketing_budget_plan.ots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project_planning.ots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start-up_capital_estimate.ots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acryl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aquarell2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aquarell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crystal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gradback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lightn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line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ripplewav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smok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rightcirc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rightline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rightpaint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colorfulchar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colornumber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colorpaint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darkcirc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darkpaint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fractalspiral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frozen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low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olddown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olddrop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adsha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eenline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eenmosaic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eenwaterpaint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mezzo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numbeffect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numdark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orang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organic_black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intingre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intwave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pertop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stell_pyr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lastic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aster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ctbright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dnois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dstorm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dsunris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yellin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simblu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simpleblu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sunrise_line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techborder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technical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typography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violetlightn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watercolor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waterstorm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whitemountain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yereble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01_event_poster.otg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02_event_poster.otg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03_event_poster.otg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04_event_poster.otg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1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1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2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2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3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3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4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4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5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5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6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6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aquariu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ari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at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blackwhit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canc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capricornu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ey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gam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gemini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heart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hexagon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inkpot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leo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libra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pisc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sagittariu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scorpiu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tauru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virgo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yinyang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 table:number-rows-repeated="6489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erman" table:style-name="ta1" table:print="false"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Jahres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Meine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_und_vorlesungsplan.ots</text:p>
          </table:table-cell>
          <table:table-cell/>
          <table:table-cell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beitszeiterfassung.ots</text:p>
          </table:table-cell>
          <table:table-cell/>
          <table:table-cell office:value-type="string">
            <text:p>Rudolf Braumann</text:p>
          </table:table-cell>
          <table:table-cell office:value-type="string">
            <text:p>r.brauman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z.ots</text:p>
          </table:table-cell>
          <table:table-cell/>
          <table:table-cell office:value-type="string">
            <text:p>Peter Knott, Bo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AufDeutsch.ots</text:p>
          </table:table-cell>
          <table:table-cell/>
          <table:table-cell office:value-type="string">
            <text:p>Dr. Matthias Pfeiffer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iscount_zertifikate_rechner.ots</text:p>
          </table:table-cell>
          <table:table-cell/>
          <table:table-cell office:value-type="string">
            <text:p>Wolfgang Pribitzer</text:p>
          </table:table-cell>
          <table:table-cell office:value-type="string">
            <text:p>priwo@hot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nergie_verbrauchstabell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inanzuebersicht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_vordruck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ypothekenberechnung.ots</text:p>
          </table:table-cell>
          <table:table-cell/>
          <table:table-cell office:value-type="string">
            <text:p>Jörg Leistikow</text:p>
          </table:table-cell>
          <table:table-cell office:value-type="string">
            <text:p>j.leistikow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.ots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2.ots</text:p>
          </table:table-cell>
          <table:table-cell/>
          <table:table-cell office:value-type="string">
            <text:p>Cornelia Meggle</text:p>
          </table:table-cell>
          <table:table-cell office:value-type="string">
            <text:p>conny_m45@hot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6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7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druck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_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s</text:p>
          </table:table-cell>
          <table:table-cell/>
          <table:table-cell office:value-type="string">
            <text:p>Christoph Schultz</text:p>
          </table:table-cell>
          <table:table-cell office:value-type="string">
            <text:p><text:a xlink:href="mailto:ic-schultz@gmx.de">ic-schultz@gmx.de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t</text:p>
          </table:table-cell>
          <table:table-cell/>
          <table:table-cell office:value-type="string">
            <text:p>Christoph Schultz</text:p>
          </table:table-cell>
          <table:table-cell office:value-type="string">
            <text:p>ic-schultz@gmx.de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6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7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8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9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10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astschrift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wstbrutto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OoReise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quittung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s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taetigkeitsbericht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Ueberweisungsformular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2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gab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Begleitan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heckliste_Hauswartung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dienstreisean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einnahm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Fahrtenbuch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_dringend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person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Gesprachsnotiz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kariertes_blatt_a4_5mm.ots</text:p>
          </table:table-cell>
          <table:table-cell/>
          <table:table-cell office:value-type="string">
            <text:p>Benjamin Busold</text:p>
          </table:table-cell>
          <table:table-cell office:value-type="string">
            <text:p><text:a xlink:href="mailto:benjamin@busold-online.org">benjamin@busold-onlin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-Begleit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brief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_begleitschreiben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lernkarteikarten_4x10_stueck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<text:a xlink:href="mailto:bhs_buchhaltung@gmx.de">bhs_buchhaltung@gmx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skalender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pkw_kaufver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protokoll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rechnung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reisekostenabrechnun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smily_calender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ueberweisungstraeger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urlaubsplaner_2006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zeichenblatt_din_en_iso_5457_einfach_ohne_din_schrift.ott</text:p>
          </table:table-cell>
          <table:table-cell/>
          <table:table-cell office:value-type="string">
            <text:p>Frank Großmann</text:p>
          </table:table-cell>
          <table:table-cell office:value-type="string">
            <text:p>Frank.Grossman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p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254"/>
        </table:table-row>
        <table:table-row table:style-name="ro1">
          <table:table-cell office:value-type="string">
            <text:p>presnt</text:p>
          </table:table-cell>
          <table:table-cell office:value-type="string">
            <text:p>umweltschutz.otp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2_cd_inlays_fuer_rueckseite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ven.vermeulen@gmx.de">sven.vermeulen@gmx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2_cd_inlays_fuer_vorderseite_je_2_seitig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ven.vermeulen@gmx.de">sven.vermeulen@gmx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hoch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quer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1_adresse_24x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bhs_buchhaltung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abfrage_24_adressen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bhs_buchhaltung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auswahl_1_etikett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bhs_buchhaltung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breit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schmal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zum_Kleben_fur_breite_Ordn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6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7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8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9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10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uftragsbestaetigung_vorlage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utomatischer_Tages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berichtsvorlage_5gestalten.ott</text:p>
          </table:table-cell>
          <table:table-cell office:value-type="string">
            <text:p>5gestalten GmbH</text:p>
          </table:table-cell>
          <table:table-cell/>
          <table:table-cell office:value-type="string">
            <text:p>info@5gestalten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riefumschlag_C4_Kuvert_Querformat.ott</text:p>
          </table:table-cell>
          <table:table-cell/>
          <table:table-cell office:value-type="string">
            <text:p>Harald Schilly</text:p>
          </table:table-cell>
          <table:table-cell office:value-type="string">
            <text:p>mysteron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_4-seitig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Inlays_Ruck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Inlays_Vorder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Labels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booklet_4_seitig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booklet_inlet_audio_1_crossline.ott</text:p>
          </table:table-cell>
          <table:table-cell/>
          <table:table-cell office:value-type="string">
            <text:p>Dennis Hille</text:p>
          </table:table-cell>
          <table:table-cell office:value-type="string">
            <text:p>totsuo.takatori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/>
          <table:table-cell office:value-type="string">
            <text:p>Andre Schnabel</text:p>
          </table:table-cell>
          <table:table-cell office:value-type="string">
            <text:p><text:a xlink:href="mailto:andreschnabel@openoffice.org">andreschnabel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huelle_fuer_duenne_huellen.otg</text:p>
          </table:table-cell>
          <table:table-cell/>
          <table:table-cell office:value-type="string">
            <text:p>Arnold Pfaff</text:p>
          </table:table-cell>
          <table:table-cell office:value-type="string">
            <text:p>arnold.pfaff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inlay.ott</text:p>
          </table:table-cell>
          <table:table-cell/>
          <table:table-cell office:value-type="string">
            <text:p>Andreas Hyballa</text:p>
          </table:table-cell>
          <table:table-cell office:value-type="string">
            <text:p>ahyb0019@compuserve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.otg</text:p>
          </table:table-cell>
          <table:table-cell/>
          <table:table-cell office:value-type="string">
            <text:p>Christoph Schultz</text:p>
          </table:table-cell>
          <table:table-cell office:value-type="string">
            <text:p>ic-schultz@gmx.de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s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papierhuelle.otg</text:p>
          </table:table-cell>
          <table:table-cell/>
          <table:table-cell office:value-type="string">
            <text:p>Carsten Ungewitter</text:p>
          </table:table-cell>
          <table:table-cell office:value-type="string">
            <text:p>openoffice@arbeitswaisen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ienstreiseausgleich_nach26_Ziff7.ots</text:p>
          </table:table-cell>
          <table:table-cell/>
          <table:table-cell office:value-type="string">
            <text:p>Dominik Augustin</text:p>
          </table:table-cell>
          <table:table-cell office:value-type="string">
            <text:p>d0m1n1k@gmx.net</text:p>
          </table:table-cell>
          <table:table-cell office:value-type="string">
            <text:p>LGPL,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hoch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quer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PTC_divi_2x6.ott</text:p>
          </table:table-cell>
          <table:table-cell/>
          <table:table-cell office:value-type="string">
            <text:p>Gisbert Friege</text:p>
          </table:table-cell>
          <table:table-cell office:value-type="string">
            <text:p>ooo@friege.de</text:p>
          </table:table-cell>
          <table:table-cell office:value-type="string">
            <text:p>LGPL,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PTC_pyramids.otg</text:p>
          </table:table-cell>
          <table:table-cell/>
          <table:table-cell office:value-type="string">
            <text:p>Gisbert Friege</text:p>
          </table:table-cell>
          <table:table-cell office:value-type="string">
            <text:p>ooo@friege.de</text:p>
          </table:table-cell>
          <table:table-cell office:value-type="string">
            <text:p>LGPL,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huelle.otg</text:p>
          </table:table-cell>
          <table:table-cell/>
          <table:table-cell office:value-type="string">
            <text:p>Arnold Pfaff</text:p>
          </table:table-cell>
          <table:table-cell office:value-type="string">
            <text:p><text:a xlink:href="mailto:arnold.pfaff@web.de">arnold.pfaff@web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ntwurf.ott</text:p>
          </table:table-cell>
          <table:table-cell/>
          <table:table-cell office:value-type="string">
            <text:p>Uwe Altman</text:p>
          </table:table-cell>
          <table:table-cell office:value-type="string">
            <text:p>uwe.altmann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amilien-Termin-Kalender-2007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Ferien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glueckwunschkarte.otg</text:p>
          </table:table-cell>
          <table:table-cell/>
          <table:table-cell office:value-type="string">
            <text:p>Arnold Pfaff</text:p>
          </table:table-cell>
          <table:table-cell office:value-type="string">
            <text:p><text:a xlink:href="mailto:arnold.pfaff@web.de">arnold.pfaff@web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Gutschei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inlay_set_fuer_cd_boxen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5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ooo.ots</text:p>
          </table:table-cell>
          <table:table-cell/>
          <table:table-cell office:value-type="string">
            <text:p>Andre Schnabel</text:p>
          </table:table-cell>
          <table:table-cell office:value-type="string">
            <text:p><text:a xlink:href="mailto:andreschnabel@openoffice.org">andreschnabel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horizontal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vertikal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skalender_2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b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front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matheblatt_hz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licher_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flegetagebuch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Quittunge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Schicht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schulausgangsschrift_druckvorlag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sprachwissenschaftliche_hausarbe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buch_Vorlag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s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geld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kalender_2007_2008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7_2008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9_2010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rennblaett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urkunden_vorlag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_mehrseitiger_verzeichnisteil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wissenschaftliche_hausarbeit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sis_briefvorlage.ott</text:p>
          </table:table-cell>
          <table:table-cell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ewerbung_vorlage.ott</text:p>
          </table:table-cell>
          <table:table-cell/>
          <table:table-cell office:value-type="string">
            <text:p>Eric Hoch</text:p>
          </table:table-cell>
          <table:table-cell office:value-type="string">
            <text:p>eric_openoffice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umschlag_c4_kuvert_querformat.ott</text:p>
          </table:table-cell>
          <table:table-cell/>
          <table:table-cell office:value-type="string">
            <text:p>Harald Schilly</text:p>
          </table:table-cell>
          <table:table-cell office:value-type="string">
            <text:p>harald.schilly@gmx.at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dinbrief.ott</text:p>
          </table:table-cell>
          <table:table-cell/>
          <table:table-cell office:value-type="string">
            <text:p>Andreas Mächtig</text:p>
          </table:table-cell>
          <table:table-cell office:value-type="string">
            <text:p>a.maechtig@niles-simmons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din_brief_geschaeftlich.ott</text:p>
          </table:table-cell>
          <table:table-cell/>
          <table:table-cell office:value-type="string">
            <text:p>Andreas Hyballa</text:p>
          </table:table-cell>
          <table:table-cell office:value-type="string">
            <text:p>hyb0019@compuserve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leganter_tabellarischer_lebenslauf.ott</text:p>
          </table:table-cell>
          <table:table-cell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mailformular.ott</text:p>
          </table:table-cell>
          <table:table-cell/>
          <table:table-cell office:value-type="string">
            <text:p>Jörg Leistikow</text:p>
          </table:table-cell>
          <table:table-cell office:value-type="string">
            <text:p>j.leistikow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tschuldigung.ott</text:p>
          </table:table-cell>
          <table:table-cell/>
          <table:table-cell office:value-type="string">
            <text:p>Stefan Schmidhuber</text:p>
          </table:table-cell>
          <table:table-cell office:value-type="string">
            <text:p>stefan.schmidhuber@gmx.at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oermliches_privatfax.ott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oermliches_privatfax_dringend.ott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eschaeftsbrief_ch.ott</text:p>
          </table:table-cell>
          <table:table-cell/>
          <table:table-cell office:value-type="string">
            <text:p>Andre Schnabel</text:p>
          </table:table-cell>
          <table:table-cell office:value-type="string">
            <text:p>andreschnabel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brief.ott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tabellarischer_lebenslauf.ott</text:p>
          </table:table-cell>
          <table:table-cell table:style-name="Default"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_moderner_brie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3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aengelanzeige_und_mietminderung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brie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tabellarischer_lebenslauf.ott</text:p>
          </table:table-cell>
          <table:table-cell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ostkarte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c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mit_feldern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fax.ott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tellenbewerbung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zahlungsaufforderung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genda.ott</text:p>
          </table:table-cell>
          <table:table-cell/>
          <table:table-cell office:value-type="string">
            <text:p>Bernd Hilgenberg</text:p>
          </table:table-cell>
          <table:table-cell office:value-type="string">
            <text:p>openoffice@hdvo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enzinrechner.ots</text:p>
          </table:table-cell>
          <table:table-cell/>
          <table:table-cell office:value-type="string">
            <text:p>Berthold Gerdes</text:p>
          </table:table-cell>
          <table:table-cell office:value-type="string">
            <text:p>berthold@bgerdes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_handschriftlich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fahrtenbuch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rbeit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uftrag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planung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-_und_Vorlesungsplan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zettel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todo_liste_handschriftlich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Zeiterfassungsbogen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rgebnisprotokoll_handschriftlich.ott</text:p>
          </table:table-cell>
          <table:table-cell/>
          <table:table-cell office:value-type="string">
            <text:p>Bernd Hilgenberg</text:p>
          </table:table-cell>
          <table:table-cell office:value-type="string">
            <text:p>openoffice@hdvo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itarbeiterplanung_2006.ots</text:p>
          </table:table-cell>
          <table:table-cell/>
          <table:table-cell office:value-type="string">
            <text:p>Jürgen Döhler</text:p>
          </table:table-cell>
          <table:table-cell office:value-type="string">
            <text:p>j.doehler@online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abellarischer_lebenslauf_popup.ott</text:p>
          </table:table-cell>
          <table:table-cell/>
          <table:table-cell office:value-type="string">
            <text:p>Tibor Attila Anca</text:p>
          </table:table-cell>
          <table:table-cell table:number-columns-repeated="252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talwerte.ots</text:p>
          </table:table-cell>
          <table:table-cell/>
          <table:table-cell office:value-type="string">
            <text:p>Alfons Mair</text:p>
          </table:table-cell>
          <table:table-cell office:value-type="string">
            <text:p>am@schweineohr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aktikumsbericht.otp</text:p>
          </table:table-cell>
          <table:table-cell/>
          <table:table-cell office:value-type="string">
            <text:p>Sven Vermeulen</text:p>
          </table:table-cell>
          <table:table-cell office:value-type="string">
            <text:p>Siboy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entwicklung.otp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planung-Verkauf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Unternehmensbericht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.ott</text:p>
          </table:table-cell>
          <table:table-cell/>
          <table:table-cell office:value-type="string">
            <text:p>Florian Schuh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vorlage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ahrtenbuch.ots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Invoice-Rechnung.ots</text:p>
          </table:table-cell>
          <table:table-cell/>
          <table:table-cell office:value-type="string">
            <text:p>Reiner Block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Klassen-Schulnoten-Verwaltung_Noten_1-6.ots</text:p>
          </table:table-cell>
          <table:table-cell/>
          <table:table-cell office:value-type="string">
            <text:p>Cord Santelmann</text:p>
          </table:table-cell>
          <table:table-cell office:value-type="string">
            <text:p>csantelmann@gmx.de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Kursnoten_15_Punkte.ots</text:p>
          </table:table-cell>
          <table:table-cell/>
          <table:table-cell office:value-type="string">
            <text:p>Cord Santelmann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otiz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tandard Geschaeftlich Neutral.ott</text:p>
          </table:table-cell>
          <table:table-cell/>
          <table:table-cell office:value-type="string">
            <text:p>Reiner Block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abellarischer_lebenslauf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12_Blatt_fuer_Notiz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3_Monatsuebersicht_Kalender_fuer_Notiz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3_Monatsuebersicht_Kalender_mit_Geburtstag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FOTOKALENDER_mit_Geburtstag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.ots</text:p>
          </table:table-cell>
          <table:table-cell/>
          <table:table-cell office:value-type="string">
            <text:p>Rudolf Braumann</text:p>
          </table:table-cell>
          <table:table-cell office:value-type="string">
            <text:p>r.brauman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74011-mygbrief.odt</text:p>
          </table:table-cell>
          <table:table-cell/>
          <table:table-cell office:value-type="string">
            <text:p>Louis Mertl</text:p>
          </table:table-cell>
          <table:table-cell/>
          <table:table-cell office:value-type="string">
            <text:p>GPL</text:p>
          </table:table-cell>
          <table:table-cell office:value-type="string">
            <text:p>http://www.opentemplate.org/content/show.php/New+G-Brief?content=74011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business_indebtedness_schedule.ots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<text:a xlink:href="http://extensions.services.openoffice.org/project/license/955">http://extensions.services.openoffice.org/project/license/955</text:a>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business_trip_budget.ots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marketing_budget_plan.ots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project_planning.ots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start-up_capital_estimate.ots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acryl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aquarell2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aquarell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crystal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gradback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lightn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line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ripplewav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smok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rightcirc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rightline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rightpaint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colorfulchar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colornumber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colorpaint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darkcirc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darkpaint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fractalspiral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frozen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low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olddown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olddrop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adsha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eenline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eenmosaic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eenwaterpaint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mezzo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numbeffect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orang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organic_black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organic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intingre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intwave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pertop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stell_pyr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lastic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aster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ctbright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dnois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dstorm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dsunris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yellin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simblu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simpleblu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sunrise_line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techborder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technical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typography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violetlightn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watercolor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waterstorm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whitemountain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yereble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misc</text:p>
          </table:table-cell>
          <table:table-cell office:value-type="string">
            <text:p>01_event_poster.otg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misc</text:p>
          </table:table-cell>
          <table:table-cell office:value-type="string">
            <text:p>02_event_poster.otg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misc</text:p>
          </table:table-cell>
          <table:table-cell office:value-type="string">
            <text:p>03_event_poster.otg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misc</text:p>
          </table:table-cell>
          <table:table-cell office:value-type="string">
            <text:p>04_event_poster.otg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1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1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2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2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3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3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4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4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5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5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6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6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aquariu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ari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at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blackwhit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canc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capricornu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ey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gam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gemini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heart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hexagon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inkpot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leo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libra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pisc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sagittariu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scorpiu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tauru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virgo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yinyang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 table:number-rows-repeated="6504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ungarian" table:style-name="ta1" table:print="false">
        <office:forms form:automatic-focus="false" form:apply-design-mode="false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log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_2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_3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in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og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Meresi_jegyzokonyv_-_Iskolai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orvezeto_1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orvezeto_2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orvezeto_3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_k.ott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i_atutal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sekkminta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ves_beszamolo_eredmenykimutatas_egyszerusitett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zi_koltsegvete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24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77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Napi_kiad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lvass.el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Alairasi_cimpeldan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Autokolcsonzes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office:value-type="string">
            <text:p><text:a xlink:href="http://hu.openoffice.org/">http://hu.openoffice.org/</text:a></text:p>
          </table:table-cell>
          <table:table-cell/>
          <table:table-cell office:value-type="string">
            <text:p>KAMI</text:p>
          </table:table-cell>
          <table:table-cell table:number-columns-repeated="247"/>
        </table:table-row>
        <table:table-row table:style-name="ro1">
          <table:table-cell office:value-type="string">
            <text:p>forms</text:p>
          </table:table-cell>
          <table:table-cell office:value-type="string">
            <text:p>Auto_berbeadasi_megallapoda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Beszelgetesi_jegy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BT_tarsasagi_szerzodes_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-adasveteli_elo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-adasvetel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-adasveteli_szerzodes_haszonelve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-adasveteli_szerzodes_tarsashaz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csere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Kiado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Meghatalmazas_penzfelvete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Reklammu_atruhaz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zoftverlegalizacio_alkalmazotti_nyilatkoza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zoftverlegalizacio_etikai_kodex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zoftver_felhasznal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Vegrendel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Veszelyes_allat_tartasi_engedely_kerelem.ott</text:p>
          </table:table-cell>
          <table:table-cell/>
          <table:table-cell office:value-type="string">
            <text:p>BA</text:p>
          </table:table-cell>
          <table:table-cell office:value-type="string">
            <text:p>battila9@freemail.hu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KAMI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 table:number-columns-repeated="5"/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Alap_ures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Normal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Vekony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sablon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EN12209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HV_kemenyseg_vizsgala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eresi_lap-turessel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-hetfovel.ots</text:p>
          </table:table-cell>
          <table:table-cell table:number-columns-repeated="5"/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_sablon-kombinal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udoku_megoldo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ISO_2859-1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Brinell-kemenysegmeres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misc</text:p>
          </table:table-cell>
          <table:table-cell office:value-type="string">
            <text:p>Idomszer_tervezo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rogramt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gramtar_nag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Rugo_meretezes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Hivatali_dokumentum_2_o_oldalszamozva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Hivatali_dokumentum_elolabban_oldalszamozva_vonalla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resi_jegyzokonyv_-_Ceg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evjegykartya_alap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/>
          <table:table-cell table:style-name="ce3" office:value-type="string">
            <text:p>LGPL</text:p>
          </table:table-cell>
          <table:table-cell table:number-columns-repeated="2"/>
          <table:table-cell table:style-name="ce3" office:value-type="string">
            <text:p>http://documentation.openoffice.org/Samples_Templates/User/template/index.html</text:p>
          </table:table-cell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table:style-name="ce3" office:value-type="string">
            <text:p>http://ooextras.sourceforge.net/</text:p>
          </table:table-cell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avi_jelenleti_iv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Irattarolo_16_3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Irattarolo_16_3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Irattarolo_16_5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Irattarolo_16_5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obiltelefon-hasznalati_szabalyzat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osta_ajanlott.otg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gyermekmero.ots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Oneletrajz-magy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nytime_presentation.otp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Bemutato_uzleti.otp</text:p>
          </table:table-cell>
          <table:table-cell/>
          <table:table-cell office:value-type="string">
            <text:p>Nagy Péter</text:p>
          </table:table-cell>
          <table:table-cell office:value-type="string">
            <text:p>nagy_peter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vel_sablon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fas_szamla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urGlob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1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5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2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6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3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7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4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8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5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9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misc</text:p>
          </table:table-cell>
          <table:table-cell office:value-type="string">
            <text:p>BlueHom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 table:number-rows-repeated="653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rench" table:style-name="ta1" table:print="false">
        <table:table-column table:style-name="co1" table:default-cell-style-name="ce1"/>
        <table:table-column table:style-name="co11" table:default-cell-style-name="ce1"/>
        <table:table-column table:style-name="co1" table:number-columns-repeated="7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office:value-type="string">
            <text:p>Translations</text:p>
          </table:table-cell>
          <table:table-cell table:style-name="Default" office:value-type="string">
            <text:p>Modifications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AgendaSemaine1.1.od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FeuillemetreItalienne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FeuillemetrePaysage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Affiche_vente_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annuel_horizonta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annuel_Vertica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2005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_mensue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_perpetuel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carnet_de_notes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CD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diagramfluxfr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documentfinalTP-1.1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excellence2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FairePart-Vierge.od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HalPiratcd.od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logigramfr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logigramme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Modele_HowTo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menu-noel.otp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newsletter_2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note_moyenne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organigram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trifold_brochu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cartvpro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entetelett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factu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CV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s-novelty-old-2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s-novelty-old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s-strategy-old-2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s-strategy-old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eam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ech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4" office:value-type="string">
            <text:p>Offimisc</text:p>
          </table:table-cell>
          <table:table-cell table:style-name="ce4" office:value-type="string">
            <text:p>Lettre-EnveloppeFenetreC65.ott</text:p>
          </table:table-cell>
          <table:table-cell table:style-name="ce4"/>
          <table:table-cell table:style-name="ce4" office:value-type="string">
            <text:p>Alexis Haeringer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style-name="ce4"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</table:table>
      <table:table table:name="Italian" table:style-name="ta1" table:print="false">
        <table:table-column table:style-name="co1" table:default-cell-style-name="ce1"/>
        <table:table-column table:style-name="co12" table:default-cell-style-name="ce1"/>
        <table:table-column table:style-name="co1" table:number-columns-repeated="7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office:value-type="string">
            <text:p>Translations</text:p>
          </table:table-cell>
          <table:table-cell table:style-name="Default" office:value-type="string">
            <text:p>Modifications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VHS.odg</text:p>
          </table:table-cell>
          <table:table-cell table:style-name="Default" table:number-columns-repeated="3"/>
          <table:table-cell table:style-name="Default" office:value-type="string">
            <text:p>LGPL</text:p>
          </table:table-cell>
          <table:table-cell office:value-type="string">
            <text:p>http://www.ooextras.org/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4" office:value-type="string">
            <text:p>Finance</text:p>
          </table:table-cell>
          <table:table-cell table:style-name="ce4" office:value-type="string">
            <text:p>notaspese.ots</text:p>
          </table:table-cell>
          <table:table-cell table:style-name="ce4"/>
          <table:table-cell table:style-name="ce4" office:value-type="string">
            <text:p>Giuseppe Giuseppe Pignataro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style-name="ce4"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table:style-name="Default"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</table:table>
      <table:table table:name="KA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TR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Finn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Dutch" table:style-name="ta1" table:print="false">
        <table:table-column table:style-name="co1" table:number-columns-repeated="9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</table:table>
      <table:table table:name="Pol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Brasil" table:style-name="ta1" table:print="false">
        <table:table-column table:style-name="co1" table:number-columns-repeated="9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</table:table>
      <table:table table:name="Span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75438-ShopingCart.ott</text:p>
          </table:table-cell>
          <table:table-cell table:style-name="Default"/>
          <table:table-cell table:style-name="Default" office:value-type="string">
            <text:p>Alexandro Colorado</text:p>
          </table:table-cell>
          <table:table-cell table:style-name="Default" office:value-type="string">
            <text:p>acolorado@gmail.com</text:p>
          </table:table-cell>
          <table:table-cell office:value-type="string">
            <text:p>LGPL</text:p>
          </table:table-cell>
          <table:table-cell table:style-name="Default" office:value-type="string">
            <text:p>http://opentemplate.org/content/show.php/Lista+del+super?content=75438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75437-CornellNotetaking.ott</text:p>
          </table:table-cell>
          <table:table-cell table:style-name="Default"/>
          <table:table-cell table:style-name="Default" office:value-type="string">
            <text:p>Alexandro Colorado</text:p>
          </table:table-cell>
          <table:table-cell table:style-name="Default" office:value-type="string">
            <text:p>acolorado@gmail.com</text:p>
          </table:table-cell>
          <table:table-cell office:value-type="string">
            <text:p>LGPL</text:p>
          </table:table-cell>
          <table:table-cell table:style-name="Default" office:value-type="string">
            <text:p>http://opentemplate.org/content/show.php/Notas-Cornell?content=75437</text:p>
          </table:table-cell>
          <table:table-cell table:style-name="Default" table:number-columns-repeated="2"/>
        </table:table-row>
      </table:table>
      <table:table table:name="Chinese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Japanese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invoice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stock_sheet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company_directory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orms</text:p>
          </table:table-cell>
          <table:table-cell table:style-name="Default" office:value-type="string">
            <text:p>resume.ots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cost_statement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journal_book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timetable_for_school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NavyBlue.otp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business_pla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company-wide_meet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creative_sessio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financial_report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general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general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marketing_pla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new_employee_orientatio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blem_report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blem_report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gress_repost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gress_repost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position_of_strategic_plann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position_of_strategic_planning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sales_plan_of_product_and_idea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sales_plan_of_product_and_idea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op_10_list.otp</text:p>
          </table:table-cell>
          <table:table-cell table:style-name="Default"/>
          <table:table-cell table:style-name="Default" office:value-type="string">
            <text:p>kp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rain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raining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back_cover_for_12cmCD10mm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booklet_for_CD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Index_card_for_DVD_tall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Swed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Czec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podaci_kniha.ots</text:p>
          </table:table-cell>
          <table:table-cell table:style-name="Default"/>
          <table:table-cell table:style-name="Default" office:value-type="string">
            <text:p>Mgr. Daniel Hrbac</text:p>
          </table:table-cell>
          <table:table-cell table:style-name="Default" office:value-type="string">
            <text:p><text:a xlink:href="mailto:advokat@mujmejl">advokat@mujmejl</text:a>.cz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forms</text:p>
          </table:table-cell>
          <table:table-cell table:style-name="Default" office:value-type="string">
            <text:p>seznam_pohledavek.ots</text:p>
          </table:table-cell>
          <table:table-cell table:style-name="Default"/>
          <table:table-cell table:style-name="Default" office:value-type="string">
            <text:p>Mgr. Daniel Hrbac</text:p>
          </table:table-cell>
          <table:table-cell table:style-name="Default" office:value-type="string">
            <text:p><text:a xlink:href="mailto:advokat@mujmejl">advokat@mujmejl</text:a>.cz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</table:table>
      <table:database-ranges>
        <table:database-range table:target-range-address="English.A1:English.J44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hu" fo:country="H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3">2010.01.23</text:date>, <text:time>10:02:11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9$Build-9476</meta:generator>
    <meta:creation-date>2007-04-25T07:50:52</meta:creation-date>
    <dc:date>2010-01-23T10:02:11</dc:date>
    <meta:editing-cycles>244</meta:editing-cycles>
    <meta:editing-duration>PT25H07M57S</meta:editing-duration>
    <meta:document-statistic meta:table-count="17" meta:cell-count="14947" meta:object-count="0"/>
    <meta:user-defined meta:name="Info 1"/>
    <meta:user-defined meta:name="Info 2"/>
    <meta:user-defined meta:name="Info 3"/>
    <meta:user-defined meta:name="Info 4"/>
  </office:meta>
</office:document-meta>
</file>